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8.999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8.99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36cm" table:align="right" fo:background-color="transparent">
        <style:background-image/>
      </style:table-properties>
    </style:style>
    <style:style style:name="Таблица3.A" style:family="table-column">
      <style:table-column-properties style:column-width="7.361cm"/>
    </style:style>
    <style:style style:name="Таблица3.B" style:family="table-column">
      <style:table-column-properties style:column-width="8.999cm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5.73cm" table:align="right" fo:background-color="transparent">
        <style:background-image/>
      </style:table-properties>
    </style:style>
    <style:style style:name="Таблица4.A" style:family="table-column">
      <style:table-column-properties style:column-width="7.23cm"/>
    </style:style>
    <style:style style:name="Таблица4.B" style:family="table-column">
      <style:table-column-properties style:column-width="8.5cm"/>
    </style:style>
    <style:style style:name="Таблица4.1" style:family="table-row">
      <style:table-row-properties fo:background-color="transparent">
        <style:background-image/>
      </style:table-row-properties>
    </style:style>
    <style:style style:name="Таблица4.A1" style:family="table-cell">
      <style:table-cell-properties fo:padding="0cm" fo:border="none"/>
    </style:style>
    <style:style style:name="Таблица5" style:family="table">
      <style:table-properties style:width="9.999cm" table:align="center"/>
    </style:style>
    <style:style style:name="Таблица5.A" style:family="table-column">
      <style:table-column-properties style:column-width="2.499cm"/>
    </style:style>
    <style:style style:name="Таблица5.D" style:family="table-column">
      <style:table-column-properties style:column-width="2.501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D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D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30aae"/>
    </style:style>
    <style:style style:name="P2" style:family="paragraph" style:parent-style-name="Text_20_body">
      <style:text-properties fo:language="ru" fo:country="RU" officeooo:rsid="00141231" officeooo:paragraph-rsid="00141231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paragraph-rsid="003bbb9d"/>
    </style:style>
    <style:style style:name="P5" style:family="paragraph" style:parent-style-name="Text_20_body">
      <style:paragraph-properties fo:text-align="start" style:justify-single-word="false"/>
      <style:text-properties officeooo:paragraph-rsid="0044795e"/>
    </style:style>
    <style:style style:name="P6" style:family="paragraph" style:parent-style-name="Text_20_body">
      <style:paragraph-properties fo:text-align="start" style:justify-single-word="false"/>
      <style:text-properties officeooo:paragraph-rsid="0044e550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Heading_20_1">
      <style:text-properties officeooo:rsid="000ee59c" officeooo:paragraph-rsid="000ee59c"/>
    </style:style>
    <style:style style:name="P9" style:family="paragraph" style:parent-style-name="Heading_20_1">
      <style:text-properties officeooo:rsid="00130aae" officeooo:paragraph-rsid="00130aae"/>
    </style:style>
    <style:style style:name="P10" style:family="paragraph" style:parent-style-name="Heading_20_1">
      <style:text-properties fo:language="ru" fo:country="RU" officeooo:rsid="00141231" officeooo:paragraph-rsid="00141231"/>
    </style:style>
    <style:style style:name="P11" style:family="paragraph" style:parent-style-name="Heading_20_2">
      <style:text-properties officeooo:rsid="00130aae" officeooo:paragraph-rsid="00130aae"/>
    </style:style>
    <style:style style:name="P12" style:family="paragraph" style:parent-style-name="Heading_20_2">
      <style:text-properties fo:language="ru" fo:country="RU" officeooo:rsid="00141231" officeooo:paragraph-rsid="00141231"/>
    </style:style>
    <style:style style:name="P13" style:family="paragraph" style:parent-style-name="Text_20_body" style:list-style-name="L1"/>
    <style:style style:name="P14" style:family="paragraph" style:parent-style-name="Text_20_body" style:list-style-name="L2">
      <style:paragraph-properties fo:text-align="start" style:justify-single-word="false"/>
    </style:style>
    <style:style style:name="P15" style:family="paragraph" style:parent-style-name="Text_20_body" style:list-style-name="L3">
      <style:text-properties officeooo:rsid="00130aae" officeooo:paragraph-rsid="00130aa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44e550"/>
    </style:style>
    <style:style style:name="T3" style:family="text">
      <style:text-properties fo:language="ru" fo:country="RU" officeooo:rsid="0049e7ae"/>
    </style:style>
    <style:style style:name="T4" style:family="text">
      <style:text-properties style:text-position="sub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alibri" fo:font-size="14pt" fo:language="ru" fo:country="RU" officeooo:rsid="001d63fe"/>
    </style:style>
    <style:style style:name="T7" style:family="text">
      <style:text-properties style:font-name="Calibri" fo:font-size="14pt" fo:language="ru" fo:country="RU" officeooo:rsid="001f5bc3"/>
    </style:style>
    <style:style style:name="T8" style:family="text">
      <style:text-properties style:font-name="Calibri" fo:font-size="14pt" officeooo:rsid="001b7013"/>
    </style:style>
    <style:style style:name="T9" style:family="text">
      <style:text-properties style:font-name="Calibri" fo:font-size="14pt" officeooo:rsid="001d63fe"/>
    </style:style>
    <style:style style:name="T10" style:family="text">
      <style:text-properties style:font-name="Calibri" fo:font-size="14pt" style:text-underline-style="solid" style:text-underline-width="auto" style:text-underline-color="font-color" officeooo:rsid="001d63fe"/>
    </style:style>
    <style:style style:name="T11" style:family="text">
      <style:text-properties fo:language="en" fo:country="US"/>
    </style:style>
    <style:style style:name="T12" style:family="text">
      <style:text-properties officeooo:rsid="001b7013"/>
    </style:style>
    <style:style style:name="T13" style:family="text">
      <style:text-properties fo:language="zxx" fo:country="none" style:language-asian="zxx" style:country-asian="none" style:language-complex="zxx" style:country-complex="none"/>
    </style:style>
    <style:style style:name="T14" style:family="text">
      <style:text-properties officeooo:rsid="00420168"/>
    </style:style>
    <style:style style:name="T15" style:family="text">
      <style:text-properties officeooo:rsid="0044e55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13">XX</text:span></text:p>
      <text:p text:style-name="Title">Тема работы</text:p>
      <text:p text:style-name="Signature">Поляков Даниил, 19.Б23-фз</text:p>
      <text:p text:style-name="Text_20_body"><text:span text:style-name="T5">Цель работы:</text:span> <text:span text:style-name="T14">исследовать</text:span> ….</text:p>
      <text:h text:style-name="Heading_20_1" text:outline-level="1">Оборудование</text:h>
      <text:p text:style-name="P7">[Схема]</text:p>
      <text:list xml:id="list1403408792" text:style-name="L1">
        <text:list-item>
          <text:p text:style-name="P13">элемент;</text:p>
        </text:list-item>
        <text:list-item>
          <text:p text:style-name="P13">элемент;</text:p>
        </text:list-item>
        <text:list-item>
          <text:p text:style-name="P13">элемент.</text:p>
        </text:list-item>
      </text:list>
      <text:h text:style-name="P8" text:outline-level="1">Расчётные формулы</text:h>
      <text:list xml:id="list96011569" text:style-name="L2">
        <text:list-item>
          <text:p text:style-name="P14">Величина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draw:frame draw:style-name="fr1" draw:name="Объект1" text:anchor-type="as-char" svg:y="-0.439cm" svg:width="2.224cm" svg:height="0.547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3"><text:span text:style-name="Обозначение">x</text:span> — <text:span text:style-name="T1">величина;<text:line-break/></text:span><text:span text:style-name="Обозначение">A</text:span> — <text:span text:style-name="T1">величина;<text:line-break/></text:span><text:span text:style-name="Обозначение">B</text:span><text:span text:style-name="T1"> — величина.</text:span></text:p>
          </table:table-cell>
        </table:table-row>
      </table:table>
      <text:list xml:id="list222423988925280" text:continue-numbering="true" text:style-name="L2">
        <text:list-item>
          <text:p text:style-name="P14">Величина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><draw:frame draw:style-name="fr1" draw:name="Объект2" text:anchor-type="as-char" svg:y="-0.439cm" svg:width="2.224cm" svg:height="0.54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5"><text:span text:style-name="Обозначение">x</text:span><text:span text:style-name="T1"> — величина;<text:line-break/></text:span><text:span text:style-name="Обозначение">A</text:span><text:span text:style-name="T1"> — величина;<text:line-break/></text:span><text:span text:style-name="Обозначение">B</text:span><text:span text:style-name="T1"> — величина.</text:span></text:p>
          </table:table-cell>
        </table:table-row>
      </table:table>
      <text:list xml:id="list222424553173231" text:continue-numbering="true" text:style-name="L2">
        <text:list-item>
          <text:p text:style-name="P14">Величина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"><draw:frame draw:style-name="fr1" draw:name="Объект3" text:anchor-type="as-char" svg:y="-0.439cm" svg:width="2.224cm" svg:height="0.54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5"><text:span text:style-name="Обозначение">x</text:span><text:span text:style-name="T1"> — величина;<text:line-break/></text:span><text:span text:style-name="Обозначение">A</text:span><text:span text:style-name="T1"> — величина;<text:line-break/></text:span><text:span text:style-name="Обозначение">B</text:span><text:span text:style-name="T1"> — величина.</text:span></text:p>
          </table:table-cell>
        </table:table-row>
      </table:table>
      <text:list xml:id="list222423467944483" text:continue-numbering="true" text:style-name="L2">
        <text:list-item>
          <text:p text:style-name="P14">Формулы для вычисления погрешностей:</text:p>
          <text:list>
            <text:list-item>
              <text:p text:style-name="P14">Абсолютная погрешность прямых измерений:</text:p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"><draw:frame draw:style-name="fr1" draw:name="Объект4" text:anchor-type="as-char" svg:y="-1.685cm" svg:width="6.16cm" svg:height="2.1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4.A1" office:value-type="string">
            <text:p text:style-name="P6"><text:span text:style-name="Обозначение"><text:span text:style-name="T15">n</text:span></text:span><text:span text:style-name="T1"> — </text:span><text:span text:style-name="T2">количество измерений</text:span><text:span text:style-name="T1">;<text:line-break/></text:span><text:span text:style-name="Обозначение"><text:span text:style-name="T15">t</text:span></text:span><text:span text:style-name="T1"> — </text:span><text:span text:style-name="T2">коэффициент Стьюдента</text:span><text:span text:style-name="T1">;<text:line-break/></text:span><text:span text:style-name="Обозначение">∆</text:span><text:span text:style-name="Обозначение"><text:span text:style-name="T4">x</text:span></text:span><text:span text:style-name="Формула"><text:span text:style-name="T4">, сист</text:span></text:span><text:span text:style-name="T1"> — </text:span><text:span text:style-name="T3">систематическая</text:span><text:span text:style-name="T2"> погрешность</text:span><text:span text:style-name="T1">.</text:span></text:p>
          </table:table-cell>
        </table:table-row>
      </table:table>
      <text:list xml:id="list222424234771951" text:continue-numbering="true" text:style-name="L2">
        <text:list-item>
          <text:list>
            <text:list-item>
              <text:p text:style-name="P14">Абсолютная погрешность косвенных измерений:</text:p>
              <text:p text:style-name="P14"><draw:frame draw:style-name="fr1" draw:name="Объект5" text:anchor-type="as-char" svg:y="-0.907cm" svg:width="8.103cm" svg:height="1.485cm" draw:z-index="4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</text:list>
        </text:list-item>
      </text:list>
      <text:h text:style-name="P9" text:outline-level="1">Порядок измерений</text:h>
      <text:list xml:id="list4005192519" text:style-name="L3">
        <text:list-item>
          <text:p text:style-name="P15">Сначала определяем …</text:p>
        </text:list-item>
        <text:list-item>
          <text:p text:style-name="P15"><text:soft-page-break/>Измеряем …</text:p>
        </text:list-item>
        <text:list-item>
          <text:p text:style-name="P15">Устанавливаем …</text:p>
        </text:list-item>
      </text:list>
      <text:h text:style-name="P9" text:outline-level="1">Результаты</text:h>
      <text:p text:style-name="P1"><text:span text:style-name="T10">Примечание</text:span><text:span text:style-name="T9">: построение графиков и а</text:span>ппроксимаци<text:span text:style-name="T8">я</text:span> зависимостей <text:span text:style-name="T9">выполнены</text:span> с помощью ПО MATLAB. <text:span text:style-name="T9">П</text:span><text:span text:style-name="T12">огрешност</text:span><text:span text:style-name="T9">и</text:span><text:span text:style-name="T12"> прямых измерений и коэффициентов аппроксимации </text:span><text:span text:style-name="T6">рассчитаны </text:span><text:span text:style-name="T7">с</text:span><text:span text:style-name="T6"> доверительной вероятност</text:span><text:span text:style-name="T7">ью</text:span><text:span text:style-name="T11"> </text:span><text:span text:style-name="Обозначение">P</text:span><text:span text:style-name="Формула"> = 95%</text:span>.</text:p>
      <text:h text:style-name="P11" text:outline-level="2">Определение …</text:h>
      <table:table table:name="Таблица5" table:style-name="Таблица5">
        <table:table-column table:style-name="Таблица5.A" table:number-columns-repeated="3"/>
        <table:table-column table:style-name="Таблица5.D"/>
        <table:table-header-rows>
          <table:table-row table:style-name="Таблица5.1">
            <table:table-cell table:style-name="Таблица5.A1" office:value-type="string">
              <text:p text:style-name="Table_20_Heading"><text:span text:style-name="Обозначение">x</text:span><text:span text:style-name="Формула">, ед</text:span></text:p>
            </table:table-cell>
            <table:table-cell table:style-name="Таблица5.A1" office:value-type="string">
              <text:p text:style-name="Table_20_Heading"><text:span text:style-name="Обозначение">A</text:span><text:span text:style-name="Формула">, ед</text:span></text:p>
            </table:table-cell>
            <table:table-cell table:style-name="Таблица5.A1" office:value-type="string">
              <text:p text:style-name="Table_20_Heading"><text:span text:style-name="Обозначение">B</text:span><text:span text:style-name="Формула">, ед</text:span></text:p>
            </table:table-cell>
            <table:table-cell table:style-name="Таблица5.D1" office:value-type="string">
              <text:p text:style-name="Table_20_Heading"><text:span text:style-name="Обозначение">f</text:span><text:span text:style-name="Формула">, ед</text:span></text:p>
            </table:table-cell>
          </table:table-row>
        </table:table-header-rows>
        <table:table-row table:style-name="Таблица5.1"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D2" office:value-type="string">
            <text:p text:style-name="Table_20_Contents"/>
          </table:table-cell>
        </table:table-row>
        <table:table-row table:style-name="Таблица5.1"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D2" office:value-type="string">
            <text:p text:style-name="Table_20_Contents"/>
          </table:table-cell>
        </table:table-row>
        <table:table-row table:style-name="Таблица5.1"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D2" office:value-type="string">
            <text:p text:style-name="Table_20_Contents"/>
          </table:table-cell>
        </table:table-row>
        <table:table-row table:style-name="Таблица5.1"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D2" office:value-type="string">
            <text:p text:style-name="Table_20_Contents"/>
          </table:table-cell>
        </table:table-row>
        <table:table-row table:style-name="Таблица5.1"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D2" office:value-type="string">
            <text:p text:style-name="Table_20_Contents"/>
          </table:table-cell>
        </table:table-row>
        <table:table-row table:style-name="Таблица5.1"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D2" office:value-type="string">
            <text:p text:style-name="Table_20_Contents"/>
          </table:table-cell>
        </table:table-row>
        <table:table-row table:style-name="Таблица5.1"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D2" office:value-type="string">
            <text:p text:style-name="Table_20_Contents"/>
          </table:table-cell>
        </table:table-row>
        <table:table-row table:style-name="Таблица5.1"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D2" office:value-type="string">
            <text:p text:style-name="Table_20_Contents"/>
          </table:table-cell>
        </table:table-row>
        <table:table-row table:style-name="Таблица5.1"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D2" office:value-type="string">
            <text:p text:style-name="Table_20_Contents"/>
          </table:table-cell>
        </table:table-row>
        <table:table-row table:style-name="Таблица5.1"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D2" office:value-type="string">
            <text:p text:style-name="Table_20_Contents"/>
          </table:table-cell>
        </table:table-row>
      </table:table>
      <text:p text:style-name="P1"/>
      <text:p text:style-name="P7"><text:span text:style-name="T11">[</text:span><text:span text:style-name="T1">График</text:span><text:span text:style-name="T11">]</text:span></text:p>
      <text:p text:style-name="P2">&lt;Текст&gt;</text:p>
      <text:h text:style-name="P12" text:outline-level="2">Исследование …</text:h>
      <text:p text:style-name="P2">&lt;Текст&gt;</text:p>
      <text:h text:style-name="P10" text:outline-level="1">Выводы</text:h>
      <text:p text:style-name="P2">&lt;Текст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1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0P0"/>
    </number:currency-style>
    <number:currency-style style:name="N112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number-style style:name="N121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1" number:min-decimal-places="1" number:min-integer-digits="1"/>
    </number:number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6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8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8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Даниил Николаевич Поляков</meta:initial-creator>
    <meta:creation-date>2021-11-03T13:39:21.470000000</meta:creation-date>
    <meta:editing-cycles>53</meta:editing-cycles>
    <meta:editing-duration>PT4H39S</meta:editing-duration>
    <dc:title>Лабораторная работа</dc:title>
    <dc:date>2023-02-22T22:24:22.820000000</dc:date>
    <dc:creator>Даниил Николаевич Поляков</dc:creator>
    <meta:generator>LibreOffice/7.3.0.3$Windows_X86_64 LibreOffice_project/0f246aa12d0eee4a0f7adcefbf7c878fc2238db3</meta:generator>
    <meta:document-statistic meta:table-count="5" meta:image-count="0" meta:object-count="5" meta:page-count="2" meta:paragraph-count="43" meta:word-count="129" meta:character-count="881" meta:non-whitespace-character-count="793"/>
  </office:meta>
</office:document-meta>
</file>

<file path=Object 1/content.xml><?xml version="1.0" encoding="utf-8"?>
<math xmlns="http://www.w3.org/1998/Math/MathML" display="block">
  <semantics>
    <mrow>
      <mi>f</mi>
      <mrow>
        <mspace width="1em"/>
        <mo stretchy="false">=</mo>
        <mspace width="1em"/>
      </mrow>
      <mi>A</mi>
      <mi>x</mi>
      <mrow>
        <mspace width="1em"/>
        <mo stretchy="false">+</mo>
        <mspace width="1em"/>
      </mrow>
      <mi>B</mi>
    </mrow>
    <annotation encoding="StarMath 5.0">f``=``A x``+``B</annotation>
  </semantics>
</math>
</file>

<file path=Object 2/content.xml><?xml version="1.0" encoding="utf-8"?>
<math xmlns="http://www.w3.org/1998/Math/MathML" display="block">
  <semantics>
    <mrow>
      <mi>f</mi>
      <mrow>
        <mspace width="1em"/>
        <mo stretchy="false">=</mo>
        <mspace width="1em"/>
      </mrow>
      <mi>A</mi>
      <mi>x</mi>
      <mrow>
        <mspace width="1em"/>
        <mo stretchy="false">+</mo>
        <mspace width="1em"/>
      </mrow>
      <mi>B</mi>
    </mrow>
    <annotation encoding="StarMath 5.0">f``=``A x``+``B</annotation>
  </semantics>
</math>
</file>

<file path=Object 3/content.xml><?xml version="1.0" encoding="utf-8"?>
<math xmlns="http://www.w3.org/1998/Math/MathML" display="block">
  <semantics>
    <mrow>
      <mi>f</mi>
      <mrow>
        <mspace width="1em"/>
        <mo stretchy="false">=</mo>
        <mspace width="1em"/>
      </mrow>
      <mi>A</mi>
      <mi>x</mi>
      <mrow>
        <mspace width="1em"/>
        <mo stretchy="false">+</mo>
        <mspace width="1em"/>
      </mrow>
      <mi>B</mi>
    </mrow>
    <annotation encoding="StarMath 5.0">f``=``A x``+``B</annotation>
  </semantics>
</math>
</file>

<file path=Object 4/content.xml><?xml version="1.0" encoding="utf-8"?>
<math xmlns="http://www.w3.org/1998/Math/MathML" display="block">
  <semantics>
    <mrow>
      <msub>
        <mi>∆</mi>
        <mover accent="true">
          <mi>x</mi>
          <mo stretchy="false">¯</mo>
        </mover>
      </msub>
      <mrow>
        <mspace width="1em"/>
        <mo stretchy="false">=</mo>
        <mspace width="1em"/>
      </mrow>
      <msqrt>
        <mrow>
          <msup>
            <mi>t</mi>
            <mn>2</mn>
          </msup>
          <mspace width="0.5em"/>
          <mfrac>
            <mrow>
              <munderover>
                <mo stretchy="false">∑</mo>
                <mrow>
                  <mi>i</mi>
                  <mrow>
                    <mspace width="0.5em"/>
                    <mo stretchy="false">=</mo>
                    <mspace width="0.5em"/>
                  </mrow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row>
                        <mspace width="1em"/>
                        <mo stretchy="false">−</mo>
                        <mspace width="1em"/>
                      </mrow>
                      <mover accent="true">
                        <mi>x</mi>
                        <mo stretchy="false">¯</mo>
                      </mover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space width="0.5em"/>
              <mrow>
                <mo fence="true" form="prefix" stretchy="false">(</mo>
                <mrow>
                  <mrow>
                    <mi>n</mi>
                    <mrow>
                      <mspace width="1em"/>
                      <mo stretchy="false">−</mo>
                      <mspace width="1em"/>
                    </mrow>
                    <mn>1</mn>
                  </mrow>
                </mrow>
                <mo fence="true" form="postfix" stretchy="false">)</mo>
              </mrow>
            </mrow>
          </mfrac>
          <mrow>
            <mspace width="1em"/>
            <mo stretchy="false">+</mo>
            <mspace width="1em"/>
          </mrow>
          <msup>
            <mrow>
              <mo fence="true" form="prefix" stretchy="false">(</mo>
              <mrow>
                <msub>
                  <mi>∆</mi>
                  <mrow>
                    <mi>x</mi>
                    <mi>,</mi>
                    <mspace width="0.5em"/>
                    <mtext>сист</mtext>
                  </mrow>
                </msub>
              </mrow>
              <mo fence="true" form="postfix" stretchy="false">)</mo>
            </mrow>
            <mn>2</mn>
          </msup>
        </mrow>
      </msqrt>
    </mrow>
    <annotation encoding="StarMath 5.0">∆_bar x``=``sqrt{
t^2`{sum from{i`=`1} to{n} (x_i``-``bar x)^2} over {n`(n``-``1)}``+``
(∆_{x,`"сист"})^2
}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